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DHKeyCalc" style:family="table">
      <style:table-properties style:width="6.925in" table:align="margins"/>
    </style:style>
    <style:style style:name="DHKeyCalc.A" style:family="table-column">
      <style:table-column-properties style:column-width="3.4625in" style:rel-column-width="32767*"/>
    </style:style>
    <style:style style:name="DHKeyCalc.B" style:family="table-column">
      <style:table-column-properties style:column-width="3.4625in" style:rel-column-width="32768*"/>
    </style:style>
    <style:style style:name="DHKeyCalc.A1" style:family="table-cell">
      <style:table-cell-properties fo:padding="0.0382in" fo:border-left="0.05pt solid #000000" fo:border-right="none" fo:border-top="0.05pt solid #000000" fo:border-bottom="0.05pt solid #000000"/>
    </style:style>
    <style:style style:name="DHKeyCalc.B1" style:family="table-cell">
      <style:table-cell-properties fo:padding="0.0382in" fo:border="0.05pt solid #000000"/>
    </style:style>
    <style:style style:name="DHKeyCalc.A2" style:family="table-cell">
      <style:table-cell-properties fo:padding="0.0382in" fo:border-left="0.05pt solid #000000" fo:border-right="none" fo:border-top="none" fo:border-bottom="0.05pt solid #000000"/>
    </style:style>
    <style:style style:name="DHKeyCalc.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306in"/>
    </style:style>
    <style:style style:name="Table2.B" style:family="table-column">
      <style:table-column-properties style:column-width="1.4729in"/>
    </style:style>
    <style:style style:name="Table2.C" style:family="table-column">
      <style:table-column-properties style:column-width="0.259in"/>
    </style:style>
    <style:style style:name="Table2.D" style:family="table-column">
      <style:table-column-properties style:column-width="0.2444in"/>
    </style:style>
    <style:style style:name="Table2.E" style:family="table-column">
      <style:table-column-properties style:column-width="1.4861in"/>
    </style:style>
    <style:style style:name="Table2.F" style:family="table-column">
      <style:table-column-properties style:column-width="1.73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6" style:family="table-row">
      <style:table-row-properties style:min-row-height="0.5215in"/>
    </style:style>
    <style:style style:name="P1" style:family="paragraph" style:parent-style-name="Text_20_body">
      <style:text-properties officeooo:paragraph-rsid="0010f039"/>
    </style:style>
    <style:style style:name="P2" style:family="paragraph" style:parent-style-name="Text_20_body">
      <style:text-properties fo:font-style="normal" fo:font-weight="normal" officeooo:paragraph-rsid="0010f039" style:font-style-asian="normal" style:font-weight-asian="normal" style:font-style-complex="normal" style:font-weight-complex="normal"/>
    </style:style>
    <style:style style:name="P3" style:family="paragraph" style:parent-style-name="Text_20_body">
      <style:text-properties fo:font-style="normal" fo:font-weight="normal" officeooo:rsid="0010f039" officeooo:paragraph-rsid="0010f039" style:font-style-asian="normal" style:font-weight-asian="normal" style:font-style-complex="normal" style:font-weight-complex="normal"/>
    </style:style>
    <style:style style:name="P4" style:family="paragraph" style:parent-style-name="Text_20_body">
      <style:text-properties fo:font-weight="normal" officeooo:rsid="0010f039" officeooo:paragraph-rsid="0010f039" style:font-weight-asian="normal" style:font-weight-complex="normal"/>
    </style:style>
    <style:style style:name="P5" style:family="paragraph" style:parent-style-name="Text_20_body">
      <style:text-properties officeooo:paragraph-rsid="0013651c"/>
    </style:style>
    <style:style style:name="P6" style:family="paragraph" style:parent-style-name="Text_20_body">
      <style:text-properties officeooo:paragraph-rsid="00147afd"/>
    </style:style>
    <style:style style:name="P7" style:family="paragraph" style:parent-style-name="Text_20_body">
      <style:text-properties officeooo:paragraph-rsid="00255748"/>
    </style:style>
    <style:style style:name="P8" style:family="paragraph" style:parent-style-name="Text_20_body">
      <style:text-properties officeooo:paragraph-rsid="0025f1fb"/>
    </style:style>
    <style:style style:name="P9" style:family="paragraph" style:parent-style-name="Text_20_body">
      <style:text-properties officeooo:paragraph-rsid="00318f9a"/>
    </style:style>
    <style:style style:name="P10" style:family="paragraph" style:parent-style-name="Table_20_Contents">
      <style:paragraph-properties fo:text-align="center" style:justify-single-word="false"/>
      <style:text-properties officeooo:paragraph-rsid="0027d4dd"/>
    </style:style>
    <style:style style:name="P11" style:family="paragraph" style:parent-style-name="Table_20_Contents">
      <style:text-properties officeooo:paragraph-rsid="0027d4dd"/>
    </style:style>
    <style:style style:name="P12" style:family="paragraph" style:parent-style-name="Table_20_Contents">
      <style:text-properties fo:font-size="10pt" fo:font-weight="normal" officeooo:paragraph-rsid="00284d88" style:font-size-asian="10pt" style:font-weight-asian="normal" style:font-size-complex="10pt" style:font-weight-complex="normal"/>
    </style:style>
    <style:style style:name="P13" style:family="paragraph" style:parent-style-name="Table_20_Contents">
      <style:text-properties fo:font-size="10pt" officeooo:paragraph-rsid="0027d4dd" style:font-size-asian="10pt" style:font-size-complex="10pt"/>
    </style:style>
    <style:style style:name="P14" style:family="paragraph" style:parent-style-name="Table_20_Contents">
      <style:text-properties fo:font-size="10pt" officeooo:paragraph-rsid="00284d88" style:font-size-asian="10pt" style:font-size-complex="10pt"/>
    </style:style>
    <style:style style:name="P15" style:family="paragraph" style:parent-style-name="Table_20_Contents">
      <style:text-properties officeooo:paragraph-rsid="00284d88"/>
    </style:style>
    <style:style style:name="P16" style:family="paragraph" style:parent-style-name="Table_20_Contents">
      <style:text-properties officeooo:rsid="0027d4dd" officeooo:paragraph-rsid="0027d4dd"/>
    </style:style>
    <style:style style:name="P17" style:family="paragraph" style:parent-style-name="Table_20_Contents">
      <style:text-properties fo:font-weight="bold" officeooo:rsid="0027d4dd" officeooo:paragraph-rsid="0027d4dd" style:font-weight-asian="bold" style:font-weight-complex="bold"/>
    </style:style>
    <style:style style:name="P18" style:family="paragraph" style:parent-style-name="Table_20_Contents">
      <style:text-properties fo:font-size="10pt" fo:font-weight="normal" officeooo:rsid="0027d4dd" officeooo:paragraph-rsid="0027d4dd" style:font-size-asian="10pt" style:font-weight-asian="normal" style:font-size-complex="10pt" style:font-weight-complex="normal"/>
    </style:style>
    <style:style style:name="P19" style:family="paragraph" style:parent-style-name="Table_20_Contents">
      <style:text-properties fo:font-size="10pt" fo:font-weight="normal" officeooo:rsid="00284d88" officeooo:paragraph-rsid="00284d88" style:font-size-asian="10pt" style:font-weight-asian="normal" style:font-size-complex="10pt" style:font-weight-complex="normal"/>
    </style:style>
    <style:style style:name="P20" style:family="paragraph" style:parent-style-name="Table_20_Contents">
      <style:text-properties fo:font-size="10pt" officeooo:rsid="00284d88" officeooo:paragraph-rsid="00284d88" style:font-size-asian="10pt" style:font-size-complex="10pt"/>
    </style:style>
    <style:style style:name="P21" style:family="paragraph" style:parent-style-name="Table_20_Contents">
      <style:text-properties fo:font-weight="normal" officeooo:rsid="0027d4dd" officeooo:paragraph-rsid="0027d4dd" style:font-weight-asian="normal" style:font-weight-complex="normal"/>
    </style:style>
    <style:style style:name="P22" style:family="paragraph" style:parent-style-name="Table_20_Contents">
      <style:text-properties officeooo:rsid="00284d88" officeooo:paragraph-rsid="00284d88"/>
    </style:style>
    <style:style style:name="P23" style:family="paragraph" style:parent-style-name="Table_20_Contents">
      <style:paragraph-properties fo:text-align="center" style:justify-single-word="false"/>
      <style:text-properties fo:font-size="22pt" officeooo:rsid="00284d88" officeooo:paragraph-rsid="00284d88" style:font-size-asian="22pt" style:font-size-complex="22pt"/>
    </style:style>
    <style:style style:name="P24" style:family="paragraph" style:parent-style-name="Heading_20_1">
      <style:text-properties officeooo:rsid="0010f039"/>
    </style:style>
    <style:style style:name="P25" style:family="paragraph" style:parent-style-name="Heading_20_2">
      <style:text-properties fo:font-style="italic" fo:font-weight="bold" officeooo:rsid="0010f039" officeooo:paragraph-rsid="0010f039" style:font-style-asian="italic" style:font-weight-asian="bold" style:font-style-complex="italic" style:font-weight-complex="bold"/>
    </style:style>
    <style:style style:name="P26" style:family="paragraph" style:parent-style-name="Heading_20_2">
      <style:text-properties officeooo:rsid="0010f039"/>
    </style:style>
    <style:style style:name="P27" style:family="paragraph" style:parent-style-name="Text_20_body">
      <style:text-properties fo:font-style="normal" fo:font-weight="normal" officeooo:rsid="001215b6" officeooo:paragraph-rsid="00365493" style:font-style-asian="normal" style:font-weight-asian="normal" style:font-style-complex="normal" style:font-weight-complex="normal"/>
    </style:style>
    <style:style style:name="P28" style:family="paragraph" style:parent-style-name="Text_20_body">
      <style:text-properties fo:font-style="normal" fo:font-weight="normal" officeooo:rsid="001215b6" officeooo:paragraph-rsid="0037f3fc" style:font-style-asian="normal" style:font-weight-asian="normal" style:font-style-complex="normal" style:font-weight-complex="normal"/>
    </style:style>
    <style:style style:name="P29" style:family="paragraph" style:parent-style-name="Text_20_body">
      <style:text-properties fo:font-style="normal" officeooo:rsid="00255748" officeooo:paragraph-rsid="00255748" style:font-style-asian="normal" style:font-style-complex="normal"/>
    </style:style>
    <style:style style:name="P30" style:family="paragraph" style:parent-style-name="Text_20_body">
      <style:text-properties fo:font-style="normal" officeooo:rsid="0025f1fb" officeooo:paragraph-rsid="0025f1fb" style:font-style-asian="normal" style:font-style-complex="normal"/>
    </style:style>
    <style:style style:name="P31" style:family="paragraph" style:parent-style-name="Text_20_body">
      <style:text-properties officeooo:rsid="0029ce4f" officeooo:paragraph-rsid="0029ce4f"/>
    </style:style>
    <style:style style:name="P32" style:family="paragraph" style:parent-style-name="Text_20_body">
      <style:text-properties officeooo:rsid="001df8e6" officeooo:paragraph-rsid="001df8e6"/>
    </style:style>
    <style:style style:name="P33" style:family="paragraph" style:parent-style-name="Heading_20_3">
      <style:text-properties officeooo:rsid="0013651c"/>
    </style:style>
    <style:style style:name="P34" style:family="paragraph" style:parent-style-name="Heading_20_3">
      <style:text-properties officeooo:paragraph-rsid="00284d88"/>
    </style:style>
    <style:style style:name="T1" style:family="text">
      <style:text-properties officeooo:rsid="0010f039"/>
    </style:style>
    <style:style style:name="T2" style:family="text">
      <style:text-properties fo:font-weight="bold" officeooo:rsid="0010f039" style:font-weight-asian="bold" style:font-weight-complex="bold"/>
    </style:style>
    <style:style style:name="T3" style:family="text">
      <style:text-properties fo:font-weight="normal" officeooo:rsid="0010f039" style:font-weight-asian="normal" style:font-weight-complex="normal"/>
    </style:style>
    <style:style style:name="T4" style:family="text">
      <style:text-properties officeooo:rsid="001215b6"/>
    </style:style>
    <style:style style:name="T5" style:family="text">
      <style:text-properties officeooo:rsid="0013651c"/>
    </style:style>
    <style:style style:name="T6" style:family="text">
      <style:text-properties officeooo:rsid="00147afd"/>
    </style:style>
    <style:style style:name="T7" style:family="text">
      <style:text-properties officeooo:rsid="00162eec"/>
    </style:style>
    <style:style style:name="T8" style:family="text">
      <style:text-properties officeooo:rsid="0017d7a5"/>
    </style:style>
    <style:style style:name="T9" style:family="text">
      <style:text-properties officeooo:rsid="0019d1a7"/>
    </style:style>
    <style:style style:name="T10" style:family="text">
      <style:text-properties officeooo:rsid="001b67da"/>
    </style:style>
    <style:style style:name="T11" style:family="text">
      <style:text-properties officeooo:rsid="001ec84f"/>
    </style:style>
    <style:style style:name="T12" style:family="text">
      <style:text-properties officeooo:rsid="00224831"/>
    </style:style>
    <style:style style:name="T13" style:family="text">
      <style:text-properties fo:font-style="italic" officeooo:rsid="00255748" style:font-style-asian="italic" style:font-style-complex="italic"/>
    </style:style>
    <style:style style:name="T14" style:family="text">
      <style:text-properties fo:font-style="italic" officeooo:rsid="0025f1fb" style:font-style-asian="italic" style:font-style-complex="italic"/>
    </style:style>
    <style:style style:name="T15" style:family="text">
      <style:text-properties fo:font-style="italic" officeooo:rsid="00318f9a" style:font-style-asian="italic" style:font-style-complex="italic"/>
    </style:style>
    <style:style style:name="T16" style:family="text">
      <style:text-properties fo:font-style="italic" officeooo:rsid="0034366a" style:font-style-asian="italic" style:font-style-complex="italic"/>
    </style:style>
    <style:style style:name="T17" style:family="text">
      <style:text-properties fo:font-style="italic" officeooo:rsid="0032d813" style:font-style-asian="italic" style:font-style-complex="italic"/>
    </style:style>
    <style:style style:name="T18" style:family="text">
      <style:text-properties fo:font-style="italic" officeooo:rsid="00365493" style:font-style-asian="italic" style:font-style-complex="italic"/>
    </style:style>
    <style:style style:name="T19" style:family="text">
      <style:text-properties fo:font-style="italic" officeooo:rsid="0037f3fc" style:font-style-asian="italic" style:font-style-complex="italic"/>
    </style:style>
    <style:style style:name="T20" style:family="text">
      <style:text-properties fo:font-style="normal" officeooo:rsid="00224831" style:font-style-asian="normal" style:font-style-complex="normal"/>
    </style:style>
    <style:style style:name="T21" style:family="text">
      <style:text-properties fo:font-style="normal" officeooo:rsid="00255748" style:font-style-asian="normal" style:font-style-complex="normal"/>
    </style:style>
    <style:style style:name="T22" style:family="text">
      <style:text-properties fo:font-style="normal" officeooo:rsid="0025f1fb" style:font-style-asian="normal" style:font-style-complex="normal"/>
    </style:style>
    <style:style style:name="T23" style:family="text">
      <style:text-properties fo:font-style="normal" officeooo:rsid="00318f9a" style:font-style-asian="normal" style:font-style-complex="normal"/>
    </style:style>
    <style:style style:name="T24" style:family="text">
      <style:text-properties style:text-position="super 58%" officeooo:rsid="0027d4dd"/>
    </style:style>
    <style:style style:name="T25" style:family="text">
      <style:text-properties style:text-position="super 58%" officeooo:rsid="00284d88"/>
    </style:style>
    <style:style style:name="T26" style:family="text">
      <style:text-properties officeooo:rsid="0027d4dd"/>
    </style:style>
    <style:style style:name="T27" style:family="text">
      <style:text-properties fo:font-size="14pt" fo:font-weight="bold" officeooo:rsid="0027d4dd" style:font-size-asian="14pt" style:font-weight-asian="bold" style:font-size-complex="14pt" style:font-weight-complex="bold"/>
    </style:style>
    <style:style style:name="T28" style:family="text">
      <style:text-properties officeooo:rsid="00284d88"/>
    </style:style>
    <style:style style:name="T29" style:family="text">
      <style:text-properties officeooo:rsid="00318f9a"/>
    </style:style>
    <style:style style:name="T30" style:family="text">
      <style:text-properties officeooo:rsid="0032d813"/>
    </style:style>
    <style:style style:name="T31" style:family="text">
      <style:text-properties officeooo:rsid="0034366a"/>
    </style:style>
    <style:style style:name="T32" style:family="text">
      <style:text-properties officeooo:rsid="0034ab9f"/>
    </style:style>
    <style:style style:name="T33" style:family="text">
      <style:text-properties officeooo:rsid="00365493"/>
    </style:style>
    <style:style style:name="T34" style:family="text">
      <style:text-properties officeooo:rsid="0037f3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SSL, technically</text:h>
      <text:p text:style-name="P1"><text:span text:style-name="T1">Since encryption of data is one of the responsibilities of the transport layer, it's important to mention that this is where encryption such as SSL/TLS (if used) operates. This has a very useful effect</text:span><text:span text:style-name="T1"> which benefits the protocol greatly: Because the transport layer is responsible for establishing connections as well, a connection will simply not be established if the security checks aren't passed.</text:span></text:p>
      <text:p text:style-name="P1"><text:span text:style-name="T1">The SSL / TLS procedure consists of two steps; the first one being authentication, and the second being encryption. Because SSL/TLS is based on the use of certificates, certificates is a very vital part of the process. One key difference (pun intended) between SSL and TLS, is that SSL requires the </text:span><text:span text:style-name="T2">server </text:span><text:span text:style-name="T3">to prove its identity to the client, whereas TLS requires both parties to prove their identity. </text:span></text:p>
      <text:p text:style-name="P4"/>
      <text:h text:style-name="P25" text:outline-level="2">Handshake</text:h>
      <text:p text:style-name="P2"><text:span text:style-name="T1">The first thing that needs to be done to initiate encryption is what we call the 'handshake'. This is the first of the two processes that make up the SSL/TLS protocol</text:span><text:span text:style-name="T4">s</text:span><text:span text:style-name="T1">, and in turn consists of several steps. </text:span></text:p>
      <text:p text:style-name="P28"><text:span text:style-name="T32">The first step in the handshake process is called the negotiation phase. During this phase, </text:span><text:span text:style-name="T34">each packet contains a specific </text:span><text:span text:style-name="T19">message type code </text:span><text:span text:style-name="T34">[INSERT REFERENCE], which indicates what type of packet is being sent. </text:span></text:p>
      <text:p text:style-name="P28"><text:span text:style-name="T34">First, </text:span><text:span text:style-name="T32">t</text:span>he client sends a 'hello' to the server, <text:span text:style-name="T30">this is called the </text:span><text:span text:style-name="T17">ClientHello </text:span><text:span text:style-name="T34">(message type 1)</text:span>. Listed within this 'hello' message is the algorithm<text:span text:style-name="T9">s</text:span> <text:span text:style-name="T31">(</text:span><text:span text:style-name="T16">Cipher Suites</text:span><text:span text:style-name="T32">) </text:span>which the client supports for encryption, allowing the server to pick the strongest supported algorithm and reply <text:span text:style-name="T30">with the server's equivalent to ClientHello, namely </text:span><text:span text:style-name="T17">ServerHello </text:span><text:span text:style-name="T34">(message type 2)</text:span><text:span text:style-name="T30">, containing </text:span><text:span text:style-name="T31">a random number, the protocol the server has selected from the list of suggestions from the client, </text:span><text:span text:style-name="T33">a random number, </text:span><text:span text:style-name="T31">the CipherSuit</text:span><text:span text:style-name="T32">e </text:span><text:span text:style-name="T31">[INSERT REFERENCE], </text:span><text:span text:style-name="T34">and </text:span><text:span text:style-name="T31">compression method </text:span><text:span text:style-name="T33">selected; </text:span><text:span text:style-name="T34">followed by</text:span><text:span text:style-name="T33"> the server's x.509 certificate </text:span><text:span text:style-name="T34">(message type 11) </text:span><text:span text:style-name="T33">containing its public key</text:span>. <text:span text:style-name="T32">It's important to note that the server should always select the strongest available protocol.</text:span></text:p>
      <text:p text:style-name="P27"><text:span text:style-name="T33">When the negotiation is complete, the server will send a message indicating that it is done, called the </text:span><text:span text:style-name="T18">ServerHelloDone</text:span><text:span text:style-name="T33"> </text:span><text:span text:style-name="T34">(message type 14) </text:span><text:span text:style-name="T33">packet, to which the client will respond with a packet called the </text:span><text:span text:style-name="T18">ClientKeyExchange </text:span><text:span text:style-name="T34">(message type 16)</text:span><text:span text:style-name="T33">. This packet contains either a </text:span><text:span text:style-name="T18">PreMasterSecret </text:span><text:span text:style-name="T33">[INSERT REFERENCE] (encrypted with the public key found in the server's certificate), a public key, or nothing at all depending on the selected protocol [INSERT REFERENCE].</text:span></text:p>
      <text:p text:style-name="P27"><text:span text:style-name="T33">The random numbers contained within the </text:span><text:span text:style-name="T18">ClientHello </text:span><text:span text:style-name="T33">and </text:span><text:span text:style-name="T18">ServerHello </text:span><text:span text:style-name="T33">will be used to calculate a </text:span><text:span text:style-name="T18">MasterSecret </text:span><text:span text:style-name="T33">together with the </text:span><text:span text:style-name="T18">PreMasterSecret </text:span><text:span text:style-name="T33">in the next step. The </text:span><text:span text:style-name="T18">MasterSecret </text:span><text:span text:style-name="T33">becomes a shared secret between the client and the server, which the data required for encryption will be based on.</text:span></text:p>
      <text:p text:style-name="P27"><text:span text:style-name="T33">When this is complete, both parties are ready to start encrypting data. This begins after the client sends a </text:span><text:span text:style-name="T18">ChangeCipherSpec </text:span><text:span text:style-name="T33">[INSERT REFERENCE] packet, essentially indicated that </text:span><text:span text:style-name="T18">“Now is the time to change to the cipher suite we have agreed to use, with the shared secret we calculated”, </text:span><text:span text:style-name="T33">and finally a </text:span><text:span text:style-name="T18">Finished </text:span><text:span text:style-name="T33">packet containing the </text:span><text:span text:style-name="T18">message authentication code</text:span><text:span text:style-name="T33"> [INSERT REFERENCE] and hash calculated from the previous handshake messages.</text:span></text:p>
      <text:p text:style-name="P27"><text:span text:style-name="T33">Upon receiving this from the client, the server in turn responds with a similar </text:span><text:span text:style-name="T18">ChangeCipherSpec </text:span><text:span text:style-name="T33">packet indicating that it, too, is ready to start encryption of data, followed by a </text:span><text:span text:style-name="T18">Finished</text:span><text:span text:style-name="T33"> </text:span><text:span text:style-name="T34">(message type </text:span><text:soft-page-break/><text:span text:style-name="T34">20) </text:span><text:span text:style-name="T33">message.</text:span></text:p>
      <text:h text:style-name="P33" text:outline-level="3">x.509 Certificate</text:h>
      <text:p text:style-name="P5"><text:span text:style-name="T5">The certificate provided by the server is of the type x.509 as specified in </text:span><text:span text:style-name="T8">RFC5280 (and earlier RFC2459) and updated in RFC6818. It is issued by a </text:span><text:span text:style-name="T6">Certificate Authority, </text:span><text:span text:style-name="T8">which </text:span><text:span text:style-name="T6">[supposedly] proves the server's identity as verified by said authority, and contains a number of fields – in this case used to verify the legitimacy of the other party, as well as generating a private key.</text:span></text:p>
      <text:p text:style-name="P6"><text:span text:style-name="T6">x.509 certificates follow a very specific structure, expressed in ASN.</text:span><text:span text:style-name="T7">1</text:span><text:span text:style-name="T6"> (Abstract Syntax Notation </text:span><text:span text:style-name="T7">One</text:span><text:span text:style-name="T6">), </text:span><text:span text:style-name="T10">the structure of which we'll look closer at </text:span><text:span text:style-name="T11">further down in this document.</text:span></text:p>
      <text:p text:style-name="P31"/>
      <text:h text:style-name="Heading_20_3" text:outline-level="3"><text:span text:style-name="T5">Generating a Private Key: </text:span>Diffie-Hellman</text:h>
      <text:p text:style-name="P9"><text:span text:style-name="T12">The Diffie-Hellman key exchange </text:span><text:span text:style-name="T29">was published in 1976 in a ground breaking paper by Whitfield Diffie and Martin Hellman. Essentially, this algorithm is together with the DES responsible for bringing cryptography to the public eye.</text:span></text:p>
      <text:p text:style-name="P9"><text:span text:style-name="T29">The algorithm devised </text:span><text:span text:style-name="T12">is a way to generate an identical</text:span><text:span text:style-name="T29"> shared secret</text:span><text:span text:style-name="T12"> without any prior secrets. The algorithm</text:span><text:span text:style-name="T29">'s strength</text:span><text:span text:style-name="T12"> is based on the </text:span><text:span text:style-name="T15">discrete logarithm problem, </text:span><text:span text:style-name="T23">making it very easy to do one way, but </text:span><text:span text:style-name="T23">very difficult to reverse</text:span><text:span text:style-name="T20">. </text:span><text:span text:style-name="T23">The process</text:span><text:span text:style-name="T20"> does, however, have some prerequisites; </text:span><text:span text:style-name="T23">these being that the random number </text:span><text:span text:style-name="T15">g</text:span><text:span text:style-name="T23"> must be lower than the prime number </text:span><text:span text:style-name="T15">p.</text:span></text:p>
      <text:p text:style-name="P29">The Diffie-Hellman key exchange is based on two parties each agreeing on a randomly generated integer, and a prime integer. Once both parties have agreed on these, they generate a private integer (which must be less than the prime). </text:p>
      <text:p text:style-name="P7"><text:span text:style-name="T21">Each party proceeds to raise the generated number to the power of their private number, modulo the prime number they both agreed on, to create their </text:span><text:span text:style-name="T13">public key. </text:span><text:span text:style-name="T22">Thus, each party continues the procedure by sharing their newly created </text:span><text:span text:style-name="T14">public key </text:span><text:span text:style-name="T22">with one another, and use this to calculate their </text:span><text:span text:style-name="T14">shared secret</text:span><text:span text:style-name="T22">. This is done by raising the </text:span><text:span text:style-name="T14">other party's </text:span><text:span text:style-name="T22">public key to the power of their </text:span><text:span text:style-name="T14">private keys </text:span><text:span text:style-name="T22">modulo their agreed on prime.</text:span></text:p>
      <text:p text:style-name="P8"><text:span text:style-name="T22">For example, let's assume </text:span><text:span text:style-name="T14">Alice </text:span><text:span text:style-name="T22">and </text:span><text:span text:style-name="T14">Bob</text:span><text:span text:style-name="T22"> agree on using a prime, </text:span><text:span text:style-name="T14">p, </text:span><text:span text:style-name="T22">with the value 83, and a generated value </text:span><text:span text:style-name="T14">g </text:span><text:span text:style-name="T22">of 58.</text:span></text:p>
      <text:p text:style-name="P30"/>
      <table:table table:name="DHKeyCalc" table:style-name="DHKeyCalc">
        <table:table-column table:style-name="DHKeyCalc.A"/>
        <table:table-column table:style-name="DHKeyCalc.B"/>
        <table:table-row>
          <table:table-cell table:style-name="DHKeyCalc.A1" office:value-type="string">
            <text:p text:style-name="P16">Prime number (p): </text:p>
          </table:table-cell>
          <table:table-cell table:style-name="DHKeyCalc.B1" office:value-type="string">
            <text:p text:style-name="P16">83</text:p>
          </table:table-cell>
        </table:table-row>
        <table:table-row>
          <table:table-cell table:style-name="DHKeyCalc.A2" office:value-type="string">
            <text:p text:style-name="P16">Generated number (g): </text:p>
          </table:table-cell>
          <table:table-cell table:style-name="DHKeyCalc.B2" office:value-type="string">
            <text:p text:style-name="P16">58</text:p>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3" office:value-type="string">
            <text:p text:style-name="P17">Alice</text:p>
          </table:table-cell>
          <table:covered-table-cell/>
          <table:covered-table-cell/>
          <table:table-cell table:style-name="Table2.D1" table:number-columns-spanned="3" office:value-type="string">
            <text:p text:style-name="P17">Bob</text:p>
          </table:table-cell>
          <table:covered-table-cell/>
          <table:covered-table-cell/>
        </table:table-row>
        <table:table-row>
          <table:table-cell table:style-name="Table2.A2" office:value-type="string">
            <text:p text:style-name="P18">Random number picked (a): </text:p>
          </table:table-cell>
          <table:table-cell table:style-name="Table2.A2" table:number-columns-spanned="2" office:value-type="string">
            <text:p text:style-name="P21">30</text:p>
          </table:table-cell>
          <table:covered-table-cell/>
          <table:table-cell table:style-name="Table2.A2" table:number-columns-spanned="2" office:value-type="string">
            <text:p text:style-name="P18">Random number picked (b):</text:p>
          </table:table-cell>
          <table:covered-table-cell/>
          <table:table-cell table:style-name="Table2.F2" office:value-type="string">
            <text:p text:style-name="P21">65</text:p>
          </table:table-cell>
        </table:table-row>
        <table:table-row>
          <table:table-cell table:style-name="Table2.A2" office:value-type="string">
            <text:p text:style-name="P13"><text:span text:style-name="T26">Public key (g</text:span><text:span text:style-name="T24">a</text:span><text:span text:style-name="T26"> mod p):</text:span></text:p>
          </table:table-cell>
          <table:table-cell table:style-name="Table2.A2" table:number-columns-spanned="2" office:value-type="string">
            <text:p text:style-name="P11"><text:span text:style-name="T26">58</text:span><text:span text:style-name="T24">30</text:span><text:span text:style-name="T26"> mod 83 = 9</text:span></text:p>
          </table:table-cell>
          <table:covered-table-cell/>
          <table:table-cell table:style-name="Table2.A2" table:number-columns-spanned="2" office:value-type="string">
            <text:p text:style-name="P13"><text:span text:style-name="T26">Public key (g</text:span><text:span text:style-name="T24">b</text:span><text:span text:style-name="T26"> mod p):</text:span></text:p>
          </table:table-cell>
          <table:covered-table-cell/>
          <table:table-cell table:style-name="Table2.F2" office:value-type="string">
            <text:p text:style-name="P11"><text:span text:style-name="T26">58</text:span><text:span text:style-name="T24">65</text:span><text:span text:style-name="T26"> mod 83 = 22</text:span></text:p>
          </table:table-cell>
        </table:table-row>
        <table:table-row>
          <table:table-cell table:style-name="Table2.A2" office:value-type="string">
            <text:p text:style-name="P20">Bob's public key (B): </text:p>
          </table:table-cell>
          <table:table-cell table:style-name="Table2.A2" office:value-type="string">
            <text:p text:style-name="P22">22</text:p>
          </table:table-cell>
          <table:table-cell table:style-name="Table2.A2" table:number-columns-spanned="2" office:value-type="string">
            <text:p text:style-name="P10"><text:s/><text:span text:style-name="T27">←→</text:span></text:p>
          </table:table-cell>
          <table:covered-table-cell/>
          <table:table-cell table:style-name="Table2.A2" office:value-type="string">
            <text:p text:style-name="P19">Alice's public key (A):</text:p>
          </table:table-cell>
          <table:table-cell table:style-name="Table2.F2" office:value-type="string">
            <text:p text:style-name="P22">9</text:p>
          </table:table-cell>
        </table:table-row>
        <table:table-row>
          <table:table-cell table:style-name="Table2.A2" office:value-type="string">
            <text:p text:style-name="P14"><text:span text:style-name="T28">Shared key (B</text:span><text:span text:style-name="T25">a</text:span><text:span text:style-name="T28"> mod p):</text:span></text:p>
          </table:table-cell>
          <table:table-cell table:style-name="Table2.A2" table:number-columns-spanned="2" office:value-type="string">
            <text:p text:style-name="P15"><text:span text:style-name="T28">22</text:span><text:span text:style-name="T25">30</text:span><text:span text:style-name="T28"> mod 83 = 29</text:span></text:p>
          </table:table-cell>
          <table:covered-table-cell/>
          <table:table-cell table:style-name="Table2.A2" table:number-columns-spanned="2" office:value-type="string">
            <text:p text:style-name="P12"><text:span text:style-name="T28">Shared key (A</text:span><text:span text:style-name="T25">b</text:span><text:span text:style-name="T28"> mod p):</text:span></text:p>
          </table:table-cell>
          <table:covered-table-cell/>
          <table:table-cell table:style-name="Table2.F2" office:value-type="string">
            <text:p text:style-name="P15"><text:span text:style-name="T28">9</text:span><text:span text:style-name="T25">65</text:span><text:span text:style-name="T28"> mod 83 = 29</text:span></text:p>
          </table:table-cell>
        </table:table-row>
        <text:soft-page-break/>
        <table:table-row table:style-name="Table2.6">
          <table:table-cell table:style-name="Table2.F2" table:number-columns-spanned="6" office:value-type="string">
            <text:p text:style-name="P23">Shared secret: 29</text:p>
          </table:table-cell>
          <table:covered-table-cell/>
          <table:covered-table-cell/>
          <table:covered-table-cell/>
          <table:covered-table-cell/>
          <table:covered-table-cell/>
        </table:table-row>
      </table:table>
      <text:p text:style-name="P30"/>
      <text:h text:style-name="P34" text:outline-level="3"><text:span text:style-name="T5">Generating a Private Key: </text:span>DSA</text:h>
      <text:h text:style-name="Heading_20_3" text:outline-level="3"><text:span text:style-name="T5">Generating a Private Key: </text:span>RSA</text:h>
      <text:p text:style-name="P3"/>
      <text:p text:style-name="P3"/>
      <text:h text:style-name="P26" text:outline-level="2">Encryption</text:h>
      <text:p text:style-name="P32">Having acquired a public key from the other party, and generated a private key of its own, encryption can now start. The public key will be used to encrypt, so as to allow the other party to decrypt using its own generated private key; whereas the other party will use our public key to encrypt, allowing us to decrypt with our generated private 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3:02:51</meta:creation-date>
    <dc:date>2013-05-12T01:12:01</dc:date>
    <meta:editing-duration>P2DT24M40S</meta:editing-duration>
    <meta:editing-cycles>7</meta:editing-cycles>
    <meta:generator>LibreOffice/4.0.2.2$Linux_X86_64 LibreOffice_project/400m0$Build-2</meta:generator>
    <meta:document-statistic meta:table-count="2" meta:image-count="0" meta:object-count="0" meta:page-count="3" meta:paragraph-count="48" meta:word-count="1016" meta:character-count="6121" meta:non-whitespace-character-count="5143"/>
  </office:meta>
</office:document-meta>
</file>